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2626*"/>
    </style:style>
    <style:style style:name="Table3.B" style:family="table-column">
      <style:table-column-properties style:column-width="4.445cm" style:rel-column-width="2520*"/>
    </style:style>
    <style:style style:name="Table3.C" style:family="table-column">
      <style:table-column-properties style:column-width="7.92cm" style:rel-column-width="449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text-underline-style="none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UNITARIA: PARSER KTERROR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KTErrorParser</text:p>
      <text:p text:style-name="Standard"/>
      <text:list text:style-name="L1" text:continue-numbering="true">
        <text:list-item>
          <text:p text:style-name="P9">Datos</text:p>
          <text:p text:style-name="P9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parse</text:p>
          </table:table-cell>
          <table:table-cell table:style-name="Table3.B2" office:value-type="string">
            <text:p text:style-name="P10">xml</text:p>
          </table:table-cell>
          <table:table-cell table:style-name="Table3.C2" office:value-type="string">
            <text:p text:style-name="P11">&lt;error version="0" &gt;</text:p>
            <text:p text:style-name="Standard"><text:tab/>&lt;message level="0"&gt;Solicitud invalida&lt;/message&gt;</text:p>
            <text:p text:style-name="Standard">&lt;/error&gt;</text:p>
          </table:table-cell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que la funcion <text:span text:style-name="T1">error </text:span><text:span text:style-name="T2">retorne un Error(0, “Solicitud invalida”) </text:span></text:p>
      <text:p text:style-name="Standard"/>
      <text:list text:style-name="L1" text:continue-numbering="true">
        <text:list-item>
          <text:p text:style-name="P12"><text:span text:style-name="T3">Comentarios</text:span></text:p>
        </text:list-item>
      </text:list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Jorge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8T15:06:22</meta:creation-date>
    <dc:creator>Jorge Cuadrado</dc:creator>
    <dc:date>2007-02-08T15:31:42</dc:date>
    <dc:language>en-US</dc:language>
    <meta:editing-cycles>5</meta:editing-cycles>
    <meta:editing-duration>PT25M21S</meta:editing-duration>
    <meta:template xlink:type="simple" xlink:actuate="onRequest" xlink:role="template" xlink:href="../../../../../../../../.openoffice.org2/user/template/prueba_unitaria.ott" xlink:title="prueba_unitaria" meta:date="2007-02-08T15:06:21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9" meta:word-count="67" meta:character-count="471"/>
  </office:meta>
</office:document-meta>
</file>